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mini-opend6-legend-rules"/>Mini OpenD6 Legend Rules<text:bookmark-end text:name="mini-opend6-legend-rules"/></text:h>
      <text:p text:style-name="First_20_paragraph">These are rules for adapting OpenD6 style games to Legend style dice rolls, where players roll and count the number of successes as opposed to totaling the dice and comparing the result against a target number.</text:p>
      <text:p text:style-name="Text_20_body"><text:span text:style-name="T1">Target Successes (TS)</text:span>: This is the minimum number of successes (rolling 4 or higher on a D6) you need to achieve in order to succeed at whatever you are attempting. Target Successes function under the Legend System similarly to the way Target Numbers work under traditional OpenD6.</text:p>
      <text:p text:style-name="Text_20_body">To convert between Target Numbers (TN) and Target Success (TS), divide the TN by 6, rounding to the nearest number.</text:p>
      <text:h text:style-name="Heading_20_2" text:outline-level="2"><text:bookmark-start text:name="dice-basics"/>Dice Basics<text:bookmark-end text:name="dice-basics"/></text:h>
      <text:p text:style-name="First_20_paragraph">Dice are rolled just as in OpenD6 or Mini Six. For every die that rolls a 4 or higher, the character gets one success.</text:p>
      <text:p text:style-name="Text_20_body">Any pips are added to the Wild Die’s result, with a result of a 4 or higher counting as a success. If a 6 is rolled on the wild die, then the pips are added to the bonus die.</text:p>
      <text:p text:style-name="Text_20_body">If for any reason a die ever gets a +3, then the +3 is removed, but the number of dice is increased by 1. So, 4D+3 would become 5D.</text:p>
      <text:h text:style-name="Heading_20_2" text:outline-level="2"><text:bookmark-start text:name="combat"/>Combat<text:bookmark-end text:name="combat"/></text:h>
      <text:p text:style-name="First_20_paragraph">For damage, you can just total up the damage values as in traditional OpenD6, or you can let each damage success that is not soaked equal one damage level taken.</text:p>
      <text:h text:style-name="Heading_20_2" text:outline-level="2"><text:bookmark-start text:name="optional-combat-focus-rules"/>Optional Combat Focus Rules<text:bookmark-end text:name="optional-combat-focus-rules"/></text:h>
      <text:p text:style-name="First_20_paragraph">Players may take a -1D penalty during their round in order to receive a +1D bonus to one kind of combat roll (attack, defense, damage, or soak). This gives characters more flexibility in combat without adding a lot of extra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3-06-04T17:59:14Z</meta:creation-date>
    <dc:date>2023-06-04T17:59:14Z</dc:date>
  </office:meta>
</office:document-meta>
</file>